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able" style:name="Таблица2">
      <style:table-properties style:width="6.925in" table:align="margins"/>
    </style:style>
    <style:style style:family="table-column" style:name="Таблица2.A">
      <style:table-column-properties style:column-width="3.4625in" style:rel-column-width="32767*"/>
    </style:style>
    <style:style style:family="table-column" style:name="Таблица2.B">
      <style:table-column-properties style:column-width="3.4625in" style:rel-column-width="32768*"/>
    </style:style>
    <style:style style:family="table-cell" style:name="Таблица2.A1">
      <style:table-cell-properties fo:border-bottom="0.05pt solid #000000" fo:border-left="0.05pt solid #000000" fo:border-right="none" fo:border-top="0.05pt solid #000000" fo:padding="0.0382in"/>
    </style:style>
    <style:style style:family="table-cell" style:name="Таблица2.B1">
      <style:table-cell-properties fo:border="0.05pt solid #000000" fo:padding="0.0382in"/>
    </style:style>
    <style:style style:family="table-cell" style:name="Таблица2.A2">
      <style:table-cell-properties fo:background-color="#ffff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2">
      <style:table-cell-properties fo:background-color="#ffff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3">
      <style:table-cell-properties fo:background-color="#00cc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3">
      <style:table-cell-properties fo:background-color="#00cc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4">
      <style:table-cell-properties fo:background-color="#0066ff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4">
      <style:table-cell-properties fo:background-color="#0066ff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paragraph" style:name="P1" style:parent-style-name="Text_20_body">
      <style:paragraph-properties fo:text-align="center" style:justify-single-word="false"/>
      <style:text-properties officeooo:paragraph-rsid="000b980f" officeooo:rsid="000b980f"/>
    </style:style>
    <style:style style:family="paragraph" style:name="P2" style:parent-style-name="Table_20_Contents">
      <style:text-properties fo:font-size="12pt" officeooo:paragraph-rsid="001299ee" officeooo:rsid="001299ee" style:font-size-asian="12pt" style:font-size-complex="12pt"/>
    </style:style>
    <style:style style:family="paragraph" style:name="P3" style:parent-style-name="Table_20_Contents">
      <style:text-properties fo:background-color="#ffff00" fo:font-size="12pt" officeooo:paragraph-rsid="001299ee" officeooo:rsid="001299ee" style:font-size-asian="12pt" style:font-size-complex="12pt"/>
    </style:style>
    <style:style style:family="paragraph" style:name="P4" style:parent-style-name="Table_20_Contents">
      <style:text-properties fo:font-size="12pt" fo:font-style="italic" officeooo:paragraph-rsid="001299ee" officeooo:rsid="001299ee" style:font-size-asian="12pt" style:font-size-complex="12pt" style:font-style-asian="italic" style:font-style-complex="italic"/>
    </style:style>
    <style:style style:family="paragraph" style:name="P5" style:parent-style-name="Table_20_Contents">
      <style:text-properties fo:font-size="12pt" fo:font-style="italic" fo:font-weight="bold" officeooo:paragraph-rsid="001329d5" officeooo:rsid="001299ee" style:font-size-asian="12pt" style:font-size-complex="12pt" style:font-style-asian="italic" style:font-style-complex="italic" style:font-weight-asian="bold" style:font-weight-complex="bold"/>
    </style:style>
    <style:style style:family="paragraph" style:name="P6" style:parent-style-name="Table_20_Contents">
      <style:text-properties fo:font-size="12pt" fo:font-weight="bold" officeooo:paragraph-rsid="001299ee" officeooo:rsid="001299ee" style:font-size-asian="12pt" style:font-size-complex="12pt" style:font-weight-asian="bold" style:font-weight-complex="bold"/>
    </style:style>
    <style:style style:family="paragraph" style:name="P7" style:parent-style-name="Table_20_Contents">
      <style:text-properties fo:background-color="#ffff00" fo:font-size="12pt" fo:font-weight="bold" officeooo:paragraph-rsid="001329d5" officeooo:rsid="001299ee" style:font-size-asian="12pt" style:font-size-complex="12pt" style:font-weight-asian="bold" style:font-weight-complex="bold"/>
    </style:style>
    <style:style style:family="paragraph" style:name="P8" style:parent-style-name="Text_20_body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paragraph" style:name="P9" style:parent-style-name="Text_20_body">
      <style:paragraph-properties fo:margin-bottom="0in" fo:margin-top="0in" loext:contextual-spacing="false"/>
      <style:text-properties fo:font-size="12pt" officeooo:paragraph-rsid="001299ee" officeooo:rsid="001299ee" style:font-size-asian="12pt" style:font-size-complex="12pt"/>
    </style:style>
    <style:style style:family="paragraph" style:name="P10" style:parent-style-name="Heading_20_1">
      <style:paragraph-properties fo:margin-bottom="0in" fo:margin-top="0in" fo:text-align="center" loext:contextual-spacing="false" style:justify-single-word="false"/>
      <style:text-properties fo:font-size="24pt" officeooo:paragraph-rsid="001299ee" officeooo:rsid="001299ee" style:font-size-asian="24pt" style:font-size-complex="24pt"/>
    </style:style>
    <style:style style:family="paragraph" style:name="P11" style:parent-style-name="Heading_20_4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text" style:name="T1">
      <style:text-properties fo:country="RU" fo:language="ru"/>
    </style:style>
    <style:style style:family="text" style:name="T2">
      <style:text-properties fo:country="RU" fo:language="ru" officeooo:rsid="001329d5"/>
    </style:style>
    <style:style style:family="text" style:name="T3">
      <style:text-properties fo:country="RU" fo:language="ru" officeooo:rsid="00170c3a"/>
    </style:style>
    <style:style style:family="text" style:name="T4">
      <style:text-properties officeooo:rsid="001329d5"/>
    </style:style>
    <style:style style:family="text" style:name="T5">
      <style:text-properties fo:country="US" fo:language="en"/>
    </style:style>
    <style:style style:family="text" style:name="T6">
      <style:text-properties fo:country="US" fo:language="en" officeooo:rsid="001329d5"/>
    </style:style>
    <style:style style:family="text" style:name="T7">
      <style:text-properties fo:country="US" fo:language="en" officeooo:rsid="00170c3a"/>
    </style:style>
    <style:style style:family="text" style:name="T8">
      <style:text-properties fo:font-size="24pt" officeooo:rsid="001299ee" style:font-size-asian="24pt" style:font-size-complex="24pt"/>
    </style:style>
    <style:style style:family="text" style:name="T9">
      <style:text-properties fo:font-size="18.2000007629395pt" fo:font-weight="bold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0">
      <style:text-properties fo:font-size="18.2000007629395pt" fo:font-weight="bold" officeooo:rsid="001299ee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1">
      <style:text-properties fo:country="RU" fo:font-size="18.2000007629395pt" fo:font-weight="bold" fo:language="ru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2">
      <style:text-properties fo:country="RU" fo:font-size="18.2000007629395pt" fo:font-weight="bold" fo:language="ru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3">
      <style:text-properties fo:country="US" fo:font-size="18.2000007629395pt" fo:font-weight="bold" fo:language="en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4">
      <style:text-properties fo:country="RU" fo:font-size="12pt" fo:font-weight="bold" fo:language="ru" officeooo:rsid="001299ee" style:font-size-asian="12pt" style:font-size-complex="12pt" style:font-weight-asian="bold" style:font-weight-complex="bold"/>
    </style:style>
    <style:style style:family="text" style:name="T15">
      <style:text-properties fo:country="RU" fo:font-size="12pt" fo:font-weight="bold" fo:language="ru" officeooo:rsid="001329d5" style:font-size-asian="12pt" style:font-size-complex="12pt" style:font-weight-asian="bold" style:font-weight-complex="bold"/>
    </style:style>
    <style:style style:family="text" style:name="T16">
      <style:text-properties fo:country="US" fo:font-size="12pt" fo:font-weight="bold" fo:language="en" officeooo:rsid="001329d5" style:font-size-asian="12pt" style:font-size-complex="12p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P10">Документ SCS</text:h>
      <text:h text:outline-level="4" text:style-name="P11"/>
      <text:p text:style-name="P9">Данные пример демонстрирует <text:span text:style-name="T2">производство множества документов из данных </text:span><text:span text:style-name="T6">CSV </text:span><text:span text:style-name="T2">файла</text:span></text:p>
      <text:p text:style-name="P8"/>
      <text:h text:outline-level="1" text:style-name="Heading_20_1">Документ Стандарт на кодирование ПО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 table:style-name="Таблица2.A1">
            <text:p text:style-name="P2">Код</text:p>
          </table:table-cell>
          <table:table-cell office:value-type="string" table:style-name="Таблица2.B1">
            <text:p text:style-name="P6">Стандарт на кодирование ПО</text:p>
          </table:table-cell>
        </table:table-row>
        <table:table-row>
          <table:table-cell office:value-type="string" table:style-name="Таблица2.A2">
            <text:p text:style-name="P3">Стандарт</text:p>
          </table:table-cell>
          <table:table-cell office:value-type="string" table:style-name="Таблица2.B2">
            <text:p text:style-name="P7">КТ-178В/DO-178C п.11.8</text:p>
          </table:table-cell>
        </table:table-row>
        <table:table-row>
          <table:table-cell office:value-type="string" table:style-name="Таблица2.A3">
            <text:p text:style-name="P4">Децимальный номер</text:p>
          </table:table-cell>
          <table:table-cell office:value-type="string" table:style-name="Таблица2.B3">
            <text:p text:style-name="P5">СТО СМК 06-2014</text:p>
          </table:table-cell>
        </table:table-row>
        <table:table-row>
          <table:table-cell office:value-type="string" table:style-name="Таблица2.A4">
            <text:p text:style-name="P4">Инвентарный номер</text:p>
          </table:table-cell>
          <table:table-cell office:value-type="string" table:style-name="Таблица2.B4">
            <text:p text:style-name="P5">1530</text:p>
          </table:table-cell>
        </table:table-row>
      </table:table>
      <text:p text:style-name="P9"/>
      <text:p text:style-name="P9"/>
      <text:p text:style-name="P1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US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4925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0835in" fo:margin-top="0.1665in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0972in" fo:margin-top="0in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0835in" fo:margin-top="0.1665in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0835in" fo:margin-top="0.0417in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html" style:family="paragraph" style:name="Quotations" style:parent-style-name="Standard">
      <style:paragraph-properties fo:margin-bottom="0.1965in" fo:margin-left="0.3937in" fo:margin-right="0.3937in" fo:margin-top="0in" fo:text-indent="0in" loext:contextual-spacing="false" style:auto-text-indent="false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0835in" fo:margin-top="0.139in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0835in" fo:margin-top="0.0972in" loext:contextual-spacing="false"/>
      <style:text-properties fo:color="#808080" fo:font-size="14pt" fo:font-weight="bold" style:font-size-asian="14pt" style:font-size-complex="14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in" fo:margin-top="0in" loext:contextual-spacing="false"/>
      <style:text-properties fo:font-family="'Liberation Mono'" fo:font-size="10pt" style:font-family-asian="'Droid Sans Fallback'" style:font-family-complex="'Liberation Mono'" style:font-family-generic="modern" style:font-family-generic-asian="modern" style:font-family-generic-complex="modern" style:font-name="Liberation Mono" style:font-name-asian="Droid Sans Fallback1" style:font-name-complex="Liberation Mono" style:font-pitch="fixed" style:font-pitch-asian="fixed" style:font-pitch-complex="fixed" style:font-size-asian="10pt" style:font-size-complex="10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page-layout style:name="Mpm1">
      <style:page-layout-properties fo:margin-bottom="0.7874in" fo:margin-left="0.7874in" fo:margin-right="0.7874in" fo:margin-top="0.7874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</meta:initial-creator>
    <meta:creation-date>2014-09-06T19:13:51.873740764</meta:creation-date>
    <dc:date>2018-02-05T22:05:12.311000000</dc:date>
    <meta:editing-duration>PT36M31S</meta:editing-duration>
    <meta:editing-cycles>25</meta:editing-cycles>
    <meta:generator>LibreOffice/5.4.3.2$Windows_x86 LibreOffice_project/92a7159f7e4af62137622921e809f8546db437e5</meta:generator>
    <meta:document-statistic meta:table-count="1" meta:image-count="0" meta:object-count="0" meta:page-count="1" meta:paragraph-count="11" meta:word-count="36" meta:character-count="314" meta:non-whitespace-character-count="289"/>
  </office:meta>
</office:document-meta>
</file>